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7b7df" officeooo:paragraph-rsid="0027b7df"/>
    </style:style>
    <style:style style:name="P3" style:family="paragraph" style:parent-style-name="Standard">
      <style:text-properties officeooo:rsid="00296c57" officeooo:paragraph-rsid="00296c57"/>
    </style:style>
    <style:style style:name="P4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5" style:family="paragraph" style:parent-style-name="Standard">
      <style:text-properties officeooo:rsid="00250598" officeooo:paragraph-rsid="0031becc"/>
    </style:style>
    <style:style style:name="P6" style:family="paragraph" style:parent-style-name="Standard">
      <style:text-properties officeooo:rsid="00346a64" officeooo:paragraph-rsid="0039d447"/>
    </style:style>
    <style:style style:name="P7" style:family="paragraph" style:parent-style-name="Standard" style:list-style-name="L1">
      <style:text-properties officeooo:rsid="002310ca" officeooo:paragraph-rsid="0022164c"/>
    </style:style>
    <style:style style:name="P8" style:family="paragraph" style:parent-style-name="Standard" style:list-style-name="L2">
      <style:text-properties officeooo:rsid="002310ca" officeooo:paragraph-rsid="002310ca"/>
    </style:style>
    <style:style style:name="P9" style:family="paragraph" style:parent-style-name="Standard" style:list-style-name="L1">
      <style:text-properties officeooo:rsid="00373e1c" officeooo:paragraph-rsid="00373e1c"/>
    </style:style>
    <style:style style:name="P10" style:family="paragraph" style:parent-style-name="Standard" style:list-style-name="L2">
      <style:text-properties officeooo:rsid="00346a64" officeooo:paragraph-rsid="0039d447"/>
    </style:style>
    <style:style style:name="P11" style:family="paragraph" style:parent-style-name="Standard" style:list-style-name="L2">
      <style:text-properties officeooo:rsid="0035f141" officeooo:paragraph-rsid="0039d447"/>
    </style:style>
    <style:style style:name="P12" style:family="paragraph" style:parent-style-name="Standard" style:list-style-name="L2">
      <style:text-properties officeooo:rsid="003929d1" officeooo:paragraph-rsid="0039d447"/>
    </style:style>
    <style:style style:name="P13" style:family="paragraph" style:parent-style-name="Standard" style:list-style-name="L3">
      <style:text-properties officeooo:rsid="003929d1" officeooo:paragraph-rsid="0043778f"/>
    </style:style>
    <style:style style:name="P14" style:family="paragraph" style:parent-style-name="Standard" style:list-style-name="L2">
      <style:text-properties officeooo:rsid="003972cf" officeooo:paragraph-rsid="0039d447"/>
    </style:style>
    <style:style style:name="P15" style:family="paragraph" style:parent-style-name="Standard" style:list-style-name="L2">
      <style:text-properties officeooo:rsid="0039d447" officeooo:paragraph-rsid="0039d447"/>
    </style:style>
    <style:style style:name="P16" style:family="paragraph" style:parent-style-name="Standard" style:list-style-name="L2">
      <style:text-properties officeooo:rsid="0039d447" officeooo:paragraph-rsid="00472da8"/>
    </style:style>
    <style:style style:name="P17" style:family="paragraph" style:parent-style-name="Standard" style:list-style-name="L2">
      <style:text-properties officeooo:rsid="0039d447" officeooo:paragraph-rsid="0047c073"/>
    </style:style>
    <style:style style:name="P18" style:family="paragraph" style:parent-style-name="Standard" style:list-style-name="L2">
      <style:text-properties officeooo:rsid="003b82fc" officeooo:paragraph-rsid="003b82fc"/>
    </style:style>
    <style:style style:name="P19" style:family="paragraph" style:parent-style-name="Standard" style:list-style-name="L2">
      <style:text-properties officeooo:rsid="003d2fae" officeooo:paragraph-rsid="003d2fae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3d2fae" officeooo:paragraph-rsid="003d2fae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d2fae" officeooo:paragraph-rsid="0047c073"/>
    </style:style>
    <style:style style:name="P22" style:family="paragraph" style:parent-style-name="Standard" style:list-style-name="L3">
      <style:text-properties officeooo:rsid="003295a8" officeooo:paragraph-rsid="0048fc8f"/>
    </style:style>
    <style:style style:name="P23" style:family="paragraph" style:parent-style-name="Standard" style:list-style-name="L3">
      <style:text-properties officeooo:rsid="003295a8" officeooo:paragraph-rsid="003295a8"/>
    </style:style>
    <style:style style:name="P24" style:family="paragraph" style:parent-style-name="Standard" style:list-style-name="L3">
      <style:text-properties officeooo:rsid="003295a8" officeooo:paragraph-rsid="0044b4df"/>
    </style:style>
    <style:style style:name="P25" style:family="paragraph" style:parent-style-name="Standard" style:list-style-name="L3">
      <style:text-properties officeooo:rsid="003295a8" officeooo:paragraph-rsid="00453c91"/>
    </style:style>
    <style:style style:name="P26" style:family="paragraph" style:parent-style-name="Standard" style:list-style-name="L3">
      <style:text-properties fo:color="#ff3333" officeooo:rsid="00414919" officeooo:paragraph-rsid="0048fc8f"/>
    </style:style>
    <style:style style:name="P27" style:family="paragraph" style:parent-style-name="Standard" style:list-style-name="L3">
      <style:text-properties fo:color="#ff3333" officeooo:rsid="003929d1" officeooo:paragraph-rsid="0043c6c1"/>
    </style:style>
    <style:style style:name="P28" style:family="paragraph" style:parent-style-name="Standard" style:list-style-name="L3">
      <style:text-properties fo:color="#ff3333" officeooo:rsid="0043778f" officeooo:paragraph-rsid="0043778f"/>
    </style:style>
    <style:style style:name="P29" style:family="paragraph" style:parent-style-name="Standard" style:list-style-name="L3">
      <style:text-properties fo:color="#ff3333" officeooo:rsid="0043c6c1" officeooo:paragraph-rsid="0043c6c1"/>
    </style:style>
    <style:style style:name="P30" style:family="paragraph" style:parent-style-name="Standard" style:list-style-name="L3">
      <style:text-properties fo:color="#ff3333" officeooo:rsid="00453c91" officeooo:paragraph-rsid="00453c91"/>
    </style:style>
    <style:style style:name="P31" style:family="paragraph" style:parent-style-name="Standard" style:list-style-name="L2">
      <style:paragraph-properties fo:text-align="start" style:justify-single-word="false"/>
      <style:text-properties fo:color="#ff3333" officeooo:rsid="0047c073" officeooo:paragraph-rsid="0047c073"/>
    </style:style>
    <style:style style:name="P32" style:family="paragraph" style:parent-style-name="Standard" style:list-style-name="L3">
      <style:text-properties officeooo:rsid="003f18bb" officeooo:paragraph-rsid="003f18bb"/>
    </style:style>
    <style:style style:name="P33" style:family="paragraph" style:parent-style-name="Standard" style:list-style-name="L3">
      <style:text-properties officeooo:rsid="001e8f63" officeooo:paragraph-rsid="001e8f63"/>
    </style:style>
    <style:style style:name="P34" style:family="paragraph" style:parent-style-name="Standard" style:list-style-name="L2">
      <style:text-properties officeooo:rsid="001e8f63" officeooo:paragraph-rsid="001e8f63"/>
    </style:style>
    <style:style style:name="P35" style:family="paragraph" style:parent-style-name="Standard" style:list-style-name="L2">
      <style:text-properties officeooo:rsid="0027b7df" officeooo:paragraph-rsid="0027b7df"/>
    </style:style>
    <style:style style:name="P36" style:family="paragraph" style:parent-style-name="Standard" style:list-style-name="L2">
      <style:text-properties officeooo:rsid="00472da8" officeooo:paragraph-rsid="0047c073"/>
    </style:style>
    <style:style style:name="P37" style:family="paragraph" style:parent-style-name="Standard" style:list-style-name="L4">
      <style:text-properties officeooo:rsid="00296c57" officeooo:paragraph-rsid="00296c57"/>
    </style:style>
    <style:style style:name="T1" style:family="text">
      <style:text-properties officeooo:rsid="002310ca"/>
    </style:style>
    <style:style style:name="T2" style:family="text">
      <style:text-properties officeooo:rsid="0023f68b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03dac" style:font-size-asian="16pt" style:font-weight-asian="bold" style:font-size-complex="16pt" style:font-weight-complex="bold"/>
    </style:style>
    <style:style style:name="T5" style:family="text">
      <style:text-properties officeooo:rsid="0031becc"/>
    </style:style>
    <style:style style:name="T6" style:family="text">
      <style:text-properties officeooo:rsid="003295a8"/>
    </style:style>
    <style:style style:name="T7" style:family="text">
      <style:text-properties officeooo:rsid="0038c2cf"/>
    </style:style>
    <style:style style:name="T8" style:family="text">
      <style:text-properties officeooo:rsid="0039d447"/>
    </style:style>
    <style:style style:name="T9" style:family="text">
      <style:text-properties officeooo:rsid="003d2fae"/>
    </style:style>
    <style:style style:name="T10" style:family="text">
      <style:text-properties fo:color="#ff3333"/>
    </style:style>
    <style:style style:name="T11" style:family="text">
      <style:text-properties fo:color="#ff3333" officeooo:rsid="00414919"/>
    </style:style>
    <style:style style:name="T12" style:family="text">
      <style:text-properties fo:color="#ff3333" officeooo:rsid="004211dc"/>
    </style:style>
    <style:style style:name="T13" style:family="text">
      <style:text-properties fo:color="#ff3333" officeooo:rsid="0043778f"/>
    </style:style>
    <style:style style:name="T14" style:family="text">
      <style:text-properties fo:color="#ff3333" officeooo:rsid="0044b4df"/>
    </style:style>
    <style:style style:name="T15" style:family="text">
      <style:text-properties fo:color="#ff3333" officeooo:rsid="00453c91"/>
    </style:style>
    <style:style style:name="T16" style:family="text">
      <style:text-properties fo:color="#ff3333" officeooo:rsid="0046336e"/>
    </style:style>
    <style:style style:name="T17" style:family="text">
      <style:text-properties fo:color="#ff3333" officeooo:rsid="00472da8"/>
    </style:style>
    <style:style style:name="T18" style:family="text">
      <style:text-properties fo:color="#ff3333" officeooo:rsid="0047c073"/>
    </style:style>
    <style:style style:name="T19" style:family="text">
      <style:text-properties fo:color="#ff3333" officeooo:rsid="0048fc8f"/>
    </style:style>
    <style:style style:name="T20" style:family="text">
      <style:text-properties officeooo:rsid="0043778f"/>
    </style:style>
    <style:style style:name="T21" style:family="text">
      <style:text-properties fo:font-weight="bold" officeooo:rsid="0043778f" style:font-weight-asian="bold" style:font-weight-complex="bold"/>
    </style:style>
    <style:style style:name="T22" style:family="text">
      <style:text-properties officeooo:rsid="004a9143"/>
    </style:style>
    <style:style style:name="T23" style:family="text">
      <style:text-properties fo:color="#2a6099" officeooo:rsid="004a9143"/>
    </style:style>
    <style:style style:name="T24" style:family="text">
      <style:text-properties fo:color="#2a6099" officeooo:rsid="004b26dc"/>
    </style:style>
    <style:style style:name="T25" style:family="text">
      <style:text-properties fo:color="#2a6099" officeooo:rsid="00505f09"/>
    </style:style>
    <style:style style:name="T26" style:family="text">
      <style:text-properties officeooo:rsid="00505f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Installation et configuration du service D</text:span><text:span text:style-name="T4">NS</text:span> </text:p>
      <text:p text:style-name="P1"/>
      <text:p text:style-name="P5"/>
      <text:p text:style-name="P5">Le protocole <text:span text:style-name="T5">DNS</text:span> est décrit dans la RFC <text:span text:style-name="T5">1035</text:span> (<text:span text:style-name="T5">https://www.ietf.org/rfc/rfc1035.txt</text:span>)</text:p>
      <text:list xml:id="list4208805743" text:style-name="L1">
        <text:list-item>
          <text:p text:style-name="P7">Expliquez, en faisant un schéma montrant les échanges entre le client et le serveur, <text:span text:style-name="T9">comment se déroule une résolution de nom en faisant apparaître les 3 composants:</text:span></text:p>
          <text:list>
            <text:list-item>
              <text:p text:style-name="P9">résolveur</text:p>
            </text:list-item>
            <text:list-item>
              <text:p text:style-name="P9">serveur DNS</text:p>
            </text:list-item>
            <text:list-item>
              <text:p text:style-name="P9">espace de dénomination du domaine</text:p>
            </text:list-item>
          </text:list>
        </text:list-item>
      </text:list>
      <text:p text:style-name="P6"/>
      <text:p text:style-name="P6">Les noms DNS sont appelés des URL (Uniform Resource Locator).</text:p>
      <text:list xml:id="list192171520" text:style-name="L2">
        <text:list-item>
          <text:p text:style-name="P10">Quelles sont les 3 parties minimums d'une adresse URL?</text:p>
        </text:list-item>
        <text:list-item>
          <text:p text:style-name="P10">Qu'est-ce qu'un Sub-Level-Domain?</text:p>
        </text:list-item>
        <text:list-item>
          <text:p text:style-name="P10">Quelle est la taille maximum d'un nom de domaine?</text:p>
        </text:list-item>
        <text:list-item>
          <text:p text:style-name="P10">Combien de niveaux maximums peut avoir un domaine?</text:p>
        </text:list-item>
        <text:list-item>
          <text:p text:style-name="P10">Qu'est-ce qu'un FQDN?</text:p>
        </text:list-item>
        <text:list-item>
          <text:p text:style-name="P11">Quel est le rôle de l'AFNIC?</text:p>
        </text:list-item>
        <text:list-item>
          <text:p text:style-name="P11">Comment peut-on vérifier l'existence d'un domaine?</text:p>
        </text:list-item>
        <text:list-item>
          <text:p text:style-name="P12">Dans un serveur DNS, qu'est-ce qu'une zone d'autorité?</text:p>
        </text:list-item>
        <text:list-item>
          <text:p text:style-name="P14">Quels sont les 4 types de <text:span text:style-name="T8">serveurs DNS possibles?</text:span></text:p>
        </text:list-item>
        <text:list-item>
          <text:p text:style-name="P15">Qu'est-ce qu'un enregistrement</text:p>
          <text:list>
            <text:list-item>
              <text:p text:style-name="P15">A →<text:span text:style-name="T26"> </text:span><text:span text:style-name="T25">allias, pour faire le lien entre le nom de la machine et l’adresse IP</text:span></text:p>
            </text:list-item>
            <text:list-item>
              <text:p text:style-name="P15">NS</text:p>
            </text:list-item>
            <text:list-item>
              <text:p text:style-name="P18">MX</text:p>
            </text:list-item>
            <text:list-item>
              <text:p text:style-name="P15">CNAME</text:p>
            </text:list-item>
            <text:list-item>
              <text:p text:style-name="P18">SOA</text:p>
            </text:list-item>
            <text:list-item>
              <text:p text:style-name="P18">PTR</text:p>
            </text:list-item>
            <text:list-item>
              <text:p text:style-name="P18">HINFO</text:p>
            </text:list-item>
            <text:list-item>
              <text:p text:style-name="P18">MINFO</text:p>
            </text:list-item>
            <text:list-item>
              <text:p text:style-name="P19">IN</text:p>
              <text:p text:style-name="P19"/>
            </text:list-item>
          </text:list>
        </text:list-item>
      </text:list>
      <text:p text:style-name="P1">Côté Client L<text:span text:style-name="T1">inux Debian</text:span>:</text:p>
      <text:list xml:id="list638125540" text:style-name="L3">
        <text:list-item>
          <text:p text:style-name="P22">Quelles sont les 2 méthodes possibles pour la résolution de nom? </text:p>
          <text:list>
            <text:list-item>
              <text:p text:style-name="P22"><text:span text:style-name="T11">fichier /</text:span><text:span text:style-name="T19">etc/</text:span><text:span text:style-name="T11">hosts, </text:span></text:p>
            </text:list-item>
            <text:list-item>
              <text:p text:style-name="P26">serveur DNS</text:p>
            </text:list-item>
          </text:list>
        </text:list-item>
        <text:list-item>
          <text:p text:style-name="P23">Que contient (doit contenir) le fichier /etc/hosts ? <text:span text:style-name="T12">adresse ip suivi d'un nom associé</text:span></text:p>
        </text:list-item>
        <text:list-item>
          <text:p text:style-name="P32">Dans quel fichier se trouve le nom de votre machine ? <text:span text:style-name="T10">/</text:span><text:span text:style-name="T12">etc/hostname</text:span></text:p>
        </text:list-item>
        <text:list-item>
          <text:p text:style-name="P32">Modifiez ce dernier ainsi que le fichier /etc/hosts afin de donner le bon nom à votre machine cliente.</text:p>
        </text:list-item>
        <text:list-item>
          <text:p text:style-name="P33"><text:span text:style-name="T6">De q</text:span>uel<text:span text:style-name="T6">s</text:span> <text:span text:style-name="T6">outils avez-vous besoin pour tester le bon fonctionnement du DNS</text:span>? <text:span text:style-name="T13">nslookup ou dig</text:span></text:p>
        </text:list-item>
        <text:list-item>
          <text:p text:style-name="P24">Dans quel(s) fichier(s) est(sont) précisé(s) le(s) <text:span text:style-name="T7">résolveur</text:span>(s)? </text:p>
          <text:list>
            <text:list-item>
              <text:p text:style-name="P24"><text:span text:style-name="T10">/</text:span><text:span text:style-name="T13">etc/resolv.conf</text:span></text:p>
            </text:list-item>
            <text:list-item>
              <text:p text:style-name="P24"><text:span text:style-name="T13">/etc/</text:span><text:span text:style-name="T14">host.conf</text:span></text:p>
            </text:list-item>
          </text:list>
        </text:list-item>
        <text:list-item>
          <text:p text:style-name="P13">Quels paramètres peut contenir le résolveur? </text:p>
          <text:list>
            <text:list-item>
              <text:p text:style-name="P27"><text:span text:style-name="T21">nameserver</text:span><text:span text:style-name="T20"> Adresse IP du serveur de noms</text:span></text:p>
            </text:list-item>
            <text:list-item>
              <text:p text:style-name="P27"><text:span text:style-name="T21">domain</text:span><text:span text:style-name="T20"> Nom du domaine local</text:span></text:p>
            </text:list-item>
            <text:list-item>
              <text:p text:style-name="P27"><text:span text:style-name="T21">search</text:span><text:span text:style-name="T20"> Liste de recherche pour les noms d'hôte.</text:span></text:p>
            </text:list-item>
            <text:list-item>
              <text:p text:style-name="P28">sortlist</text:p>
            </text:list-item>
            <text:list-item>
              <text:p text:style-name="P29">options</text:p>
            </text:list-item>
          </text:list>
        </text:list-item>
        <text:list-item>
          <text:p text:style-name="P23">Dans quel ordre se fait la résolution de nom? <text:span text:style-name="T15">local puis distant</text:span></text:p>
        </text:list-item>
        <text:list-item>
          <text:p text:style-name="P25">Comment peut-on modifier cet ordre? </text:p>
          <text:list>
            <text:list-item>
              <text:p text:style-name="P30"><text:soft-page-break/>modifiant /etc/host</text:p>
            </text:list-item>
            <text:list-item>
              <text:p text:style-name="P30">order hosts,bind</text:p>
            </text:list-item>
          </text:list>
        </text:list-item>
      </text:list>
      <text:p text:style-name="P1"/>
      <text:p text:style-name="P1">Côté Serveur L<text:span text:style-name="T1">inux Debian</text:span>:</text:p>
      <text:list xml:id="list173755706973247" text:continue-list="list192171520" text:style-name="L2">
        <text:list-item>
          <text:p text:style-name="P8">Quel(s) port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 <text:span text:style-name="T23">53</text:span></text:p>
        </text:list-item>
        <text:list-item>
          <text:p text:style-name="P8">Quel(s) protocole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 <text:span text:style-name="T23">Si le message est trop grand, tcp, sinon UDP</text:span></text:p>
        </text:list-item>
        <text:list-item>
          <text:p text:style-name="P34">Quels packages doivent être installés pour pouvoir fa<text:span text:style-name="T2">i</text:span>re <text:span text:style-name="T2">tourner </text:span>un serveur <text:span text:style-name="T6">DNS</text:span> ?<text:span text:style-name="T16">bind9</text:span></text:p>
        </text:list-item>
        <text:list-item>
          <text:p text:style-name="P35">Installez et configurez un serveur <text:span text:style-name="T8">DNS</text:span> conformément au synoptique du système.</text:p>
          <text:list>
            <text:list-item>
              <text:p text:style-name="P16">Quels fichiers devez-vous créer/modifier pour une résolution directe?</text:p>
              <text:list>
                <text:list-item>
                  <text:p text:style-name="P16"><text:span text:style-name="T17">/</text:span><text:span text:style-name="T18">etc/bind/</text:span><text:span text:style-name="T17">db.touchwash.edu</text:span></text:p>
                </text:list-item>
                <text:list-item>
                  <text:p text:style-name="P36"><text:span text:style-name="T10">/</text:span><text:span text:style-name="T18">etc/bind/</text:span><text:span text:style-name="T17">n</text:span><text:span text:style-name="T10">amed.conf.local</text:span></text:p>
                </text:list-item>
              </text:list>
            </text:list-item>
            <text:list-item>
              <text:p text:style-name="P16">Quels fichiers devez-vous créer/modifier pour une résolution inverse?</text:p>
              <text:list>
                <text:list-item>
                  <text:p text:style-name="P17"><text:span text:style-name="T17">/</text:span><text:span text:style-name="T18">etc/bind/</text:span><text:span text:style-name="T17">db.touchwash.edu.inv</text:span></text:p>
                </text:list-item>
                <text:list-item>
                  <text:p text:style-name="P36"><text:span text:style-name="T10">/</text:span><text:span text:style-name="T18">etc/bind/</text:span><text:span text:style-name="T10">named.conf.local</text:span></text:p>
                </text:list-item>
              </text:list>
            </text:list-item>
          </text:list>
        </text:list-item>
        <text:list-item>
          <text:p text:style-name="P20">Vérifiez que vous faites bien la résolution de nom directe et inverse pour le domaine touchwash.edu</text:p>
        </text:list-item>
        <text:list-item>
          <text:p text:style-name="P20">Faites-vous la résolution pour le réseau internet?</text:p>
        </text:list-item>
        <text:list-item>
          <text:p text:style-name="P21">Que devez-vous faire pour que cela fonctionne? </text:p>
          <text:list>
            <text:list-item>
              <text:p text:style-name="P31">modifier les forwarders dans le fichier /etc/bind/named.conf.options</text:p>
            </text:list-item>
          </text:list>
        </text:list-item>
      </text:list>
      <text:p text:style-name="P2"/>
      <text:p text:style-name="P3">Wireshark</text:p>
      <text:list xml:id="list3819912488" text:style-name="L4">
        <text:list-item>
          <text:p text:style-name="P37">Installez l'utilitaire wireshark <text:span text:style-name="T8">(si ce n'est pas encore fait)</text:span>.</text:p>
        </text:list-item>
        <text:list-item>
          <text:p text:style-name="P37">À l'aide de ce dernier, vérifiez que votre serveur se comporte conformément à ce que vous avez décrit en introduction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1-10T11:07:42.724986140</meta:creation-date>
    <dc:date>2020-10-01T17:37:54.198375712</dc:date>
    <meta:editing-duration>PT2H49M1S</meta:editing-duration>
    <meta:editing-cycles>41</meta:editing-cycles>
    <meta:generator>LibreOffice/6.3.5.2$Linux_X86_64 LibreOffice_project/30$Build-2</meta:generator>
    <meta:document-statistic meta:table-count="0" meta:image-count="0" meta:object-count="0" meta:page-count="2" meta:paragraph-count="66" meta:word-count="488" meta:character-count="2911" meta:non-whitespace-character-count="2541"/>
  </office:meta>
</office:document-meta>
</file>